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ed51" officeooo:paragraph-rsid="0018ed51"/>
    </style:style>
    <style:style style:name="P2" style:family="paragraph" style:parent-style-name="Standard">
      <style:text-properties officeooo:paragraph-rsid="0018ed51"/>
    </style:style>
    <style:style style:name="P3" style:family="paragraph" style:parent-style-name="Standard">
      <style:text-properties officeooo:paragraph-rsid="0019a576"/>
    </style:style>
    <style:style style:name="P4" style:family="paragraph" style:parent-style-name="Standard">
      <style:text-properties officeooo:paragraph-rsid="001ab218"/>
    </style:style>
    <style:style style:name="P5" style:family="paragraph" style:parent-style-name="Standard">
      <style:text-properties officeooo:paragraph-rsid="001b0705"/>
    </style:style>
    <style:style style:name="P6" style:family="paragraph" style:parent-style-name="Standard">
      <style:text-properties officeooo:paragraph-rsid="001cac57"/>
    </style:style>
    <style:style style:name="P7" style:family="paragraph" style:parent-style-name="Standard">
      <style:text-properties officeooo:rsid="001e8b5f" officeooo:paragraph-rsid="001e8b5f"/>
    </style:style>
    <style:style style:name="T1" style:family="text">
      <style:text-properties officeooo:rsid="0018ed51"/>
    </style:style>
    <style:style style:name="T2" style:family="text">
      <style:text-properties officeooo:rsid="0019a576"/>
    </style:style>
    <style:style style:name="T3" style:family="text">
      <style:text-properties officeooo:rsid="001ab218"/>
    </style:style>
    <style:style style:name="T4" style:family="text">
      <style:text-properties officeooo:rsid="001b0705"/>
    </style:style>
    <style:style style:name="T5" style:family="text">
      <style:text-properties officeooo:rsid="001cac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text:span text:style-name="T1">1. We started out quite weird in the beginning to use the function getenv() to retrieve the PATH variable from the operating system. Then going on to parse all the directories and search each one for the desired command to run. That whole part was erased when we opened the manual of exec, execlp,execvp. We now understood that a call like execvp would find the paths for us and our starting point was made in vein.<text:line-break/><text:line-break/>Moving on we decided to use the execvp systemcall to call the binarys. We made a simple fork() call to run the execvp as a childprocess to the shells parent process. The execvp function got the pgm→pgmlist[0] as first parameter, being the name of the binary we wanted to run. The whole list pgm→&gt;pgmlist was put in as second parameter for the arguments. We also decided to use waitpid() function in the parent process to wait for the specific child we created even though we probably just could have used wait().</text:span></text:p>
      <text:p text:style-name="P2"/>
      <text:p text:style-name="P1">Seeing as there was a lot more to be done we here decided to move these calls out of the RunCommand function and instead there calling a runChild() function to do our work. </text:p>
      <text:p text:style-name="P1"/>
      <text:p text:style-name="P1"/>
      <text:p text:style-name="P1">2.</text:p>
      <text:p text:style-name="P3"><text:span text:style-name="T2">This was implemented by a simple if statement. We just bracketed the waitpid() function call in the parentprocess to make it not wait for the childprocess. Something that was later added in here was a signal trap to catch and ignore the SIGCHLD which we later on when testing realised was causing the background childprocesses to become defunct. We realised that this a lot later in the lab since the processes was definitly running in the background. But when it finished it became defunct because the parent hadnt waited for it.</text:span></text:p>
      <text:p text:style-name="P3"/>
      <text:p text:style-name="P3"><text:span text:style-name="T2">3. This was a tricky one for us. We started out doing this so it could handle multiple functions recursivly through pipes which was a big mistake. </text:span><text:span text:style-name="T3">We decided to lift this one out of RunCommand aswell, calling it runPipedProcesses().</text:span><text:span text:style-name="T2"> </text:span><text:span text:style-name="T3">It t</text:span><text:span text:style-name="T2">ook way to long time to figure this one out. We misread the labinstructions which implied the commands was to be run last to first for good reason. We interpreted this as actually running them in the wrong order meaning nothing worked really. When we got this figured out from a session with the labinstructor we moved on to run the commands in the right order. Here we decided to slow it down a notch and firstly made a function that could run 2 functions at most using a pipe. Here we simply used the dup2 call to arrange the standard output of the child towards the pipe writeend and in the parent process we used a dup2 to redirect the standard input to read from the readend of the pipe. This was relativly simple and after that we remade this function call itself recursivly. </text:span><text:span text:style-name="T3">We had some troubles here figuring out when to stop redirecting the data from the childprocess and also how we were supposed to get the parent to return to standard input since we modified the parentprocess. We solved this easily enough just passing along to the function which command was the last one to be run and a saved filedescriptor for the parentprocess standard input. This was used in a stringcompare to set a bool variable deciding if the standard output in the childprocess should be to the pipe or standard out. We used this bool also in the parent where it decided if to restore the standard input or just keep reading form the pipe.</text:span></text:p>
      <text:p text:style-name="P3"/>
      <text:p text:style-name="P4"><text:span text:style-name="T3">4. This to was made as a separate function we called standardIO(). We implemented this by checking the cmd structure in RunCommand if any of cmd→rstdout or in wasnt NULL. If they were not we called the standardIO. We put this in an if statement and put the normal run commands as else on this. </text:span><text:span text:style-name="T4">Here we opened the files using open() with cmd→rstdin or out as argument. While reading we set O_RDONLY mode to only get permission to read form the file, while in the output we used O_RDWR,O_CREAT and O_APPEND as flags together and 0664 as a custom permission for the new file. RDWR telling we want read and write permission, CREAT to create the file if it </text:span><text:soft-page-break/><text:span text:style-name="T4">doesn’t already exist, APPEND to add what we write to the file not print over. We forked the processes and in the child checked again for rstdin or out and set the standard input and or output accordingly to the saved file descriptors we obtained opening the files. Then as before we used execvp calling the function with these in outs set. In the parent process here we used a waitpid() to wait for the childprocess and also we close the opened files.</text:span></text:p>
      <text:p text:style-name="P4"/>
      <text:p text:style-name="P5"><text:span text:style-name="T4">5. We put this in RunCommand where we checked if the entered command corresponded to either cd or exit using stringcompare strcmp. We put the executions in an if statement that put the other calls in the else part. For the change directory function we used the chdir() passing cmd-&lt;pgm→pgmlist[1] as an argument, being the wanted directory.</text:span></text:p>
      <text:p text:style-name="P5"><text:span text:style-name="T4">For exit we simply used kill function together with getpid() function to kill the current process with a </text:span><text:span text:style-name="T5">SIGKILL</text:span><text:span text:style-name="T4">. </text:span><text:span text:style-name="T5">We tried both SIGKILL and SIGTERM here both working equally satisfying. But we decided on using term since it lets the program exit correctly.</text:span></text:p>
      <text:p text:style-name="P5"/>
      <text:p text:style-name="P6"><text:span text:style-name="T5">6. This was made with a signal call in the main to a handler which didn’t do anything.</text:span></text:p>
      <text:p text:style-name="P6"/>
      <text:p text:style-name="P6"/>
      <text:p text:style-name="P6"><text:span text:style-name="T5">7. This was hard for us. We spent a lot of time figuring this out. Especially since we had time with labinstructor who couldn’t help us not knowing what could be wrong. We were in a position where we where trapping the SIGINT correctly to the handler but the process was still terminated. Here we figured out that what we initially had done in assignment 6 probably isnt working to well. We tried out different solutions with both the signal and the sigaction for this. It was put in a lot of different places and with separate handlers / actions. In the end we used a sigaction in our main which is now serving as part of assignment 6 , not closing the execution of our shell.</text:span></text:p>
      <text:p text:style-name="P7">In RunCommand we put an if statement on cmd→background that decides if to use sinal call to ignore SIGINTs or call the killChild signalhandler that calls kill with SIGTERM on the child pid which we here moved out and made global so we could access it here aswell.</text:p>
      <text:p text:style-name="P7">It was in here making these we figured out that we needed to catch and ignore the SIGCHLD when running childprocesses in the background, otherwise they all went defunct.</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2T21:17:19.835868304</meta:creation-date>
    <dc:date>2021-09-22T22:15:10.922385849</dc:date>
    <meta:editing-duration>PT2M50S</meta:editing-duration>
    <meta:editing-cycles>1</meta:editing-cycles>
    <meta:document-statistic meta:table-count="0" meta:image-count="0" meta:object-count="0" meta:page-count="2" meta:paragraph-count="12" meta:word-count="1119" meta:character-count="6195" meta:non-whitespace-character-count="5086"/>
    <meta:generator>LibreOffice/7.0.3.1$Linux_X86_64 LibreOffice_project/00$Build-1</meta:generator>
  </office:meta>
</office:document-meta>
</file>